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9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5.607cm"/>
    </style:style>
    <style:style style:name="P1" style:family="paragraph">
      <style:paragraph-properties fo:text-align="center"/>
    </style:style>
    <style:style style:name="T1" style:family="text">
      <style:text-properties fo:font-family="'Arial Black'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line draw:style-name="gr1" draw:text-style-name="P1" draw:layer="layout" svg:x1="2.4cm" svg:y1="10.5cm" svg:x2="27.6cm" svg:y2="10.5cm">
          <text:p text:style-name="P1"/>
          <text:p text:style-name="P1"><text:span text:style-name="T1">Master Branch</text:span></text:p>
        </draw:line>
        <draw:polyline draw:style-name="gr2" draw:text-style-name="P1" draw:layer="layout" svg:width="7.07cm" svg:height="4.524cm" draw:transform="rotate (0.785398163397448) translate (4cm 10.5cm)" svg:viewBox="0 0 7071 4525" draw:points="0,0 2616,71 7071,4525">
          <text:p/>
        </draw:polyline>
        <draw:polyline draw:style-name="gr2" draw:text-style-name="P1" draw:layer="layout" svg:width="7.07cm" svg:height="4.524cm" draw:transform="rotate (0.785398163397448) translate (14cm 10.5cm)" svg:viewBox="0 0 7071 4525" draw:points="0,0 2616,71 7071,4525">
          <text:p/>
        </draw:polyline>
        <draw:polyline draw:style-name="gr1" draw:text-style-name="P1" draw:layer="layout" svg:width="3.959cm" svg:height="3.959cm" draw:transform="rotate (0.785398163397448) translate (4.9cm 10.5cm)" svg:viewBox="0 0 3960 3960" draw:points="0,0 283,3818 3960,3960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Feature branch</text:p>
        </draw:polyline>
        <draw:frame draw:style-name="gr3" draw:layer="layout" svg:width="6.9cm" svg:height="1.1cm" svg:x="5.8cm" svg:y="8.6cm">
          <draw:text-box>
            <text:p>Release Branch 0.1</text:p>
          </draw:text-box>
        </draw:frame>
        <draw:frame draw:style-name="gr4" draw:layer="layout" svg:width="6.3cm" svg:height="0.962cm" svg:x="15.7cm" svg:y="8.638cm">
          <draw:text-box>
            <text:p>Release Branch 0.2</text:p>
          </draw:text-box>
        </draw:frame>
        <draw:frame draw:style-name="gr5" draw:layer="layout" svg:width="6.107cm" svg:height="0.962cm" draw:transform="rotate (0.785398163397448) translate (5.801cm 8.02cm)">
          <draw:text-box>
            <text:p>Tag Release 0.1.0</text:p>
          </draw:text-box>
        </draw:frame>
        <draw:frame draw:style-name="gr5" draw:layer="layout" svg:width="6.107cm" svg:height="0.962cm" draw:transform="rotate (0.785398163397448) translate (9cm 8.12cm)">
          <draw:text-box>
            <text:p>Tag Release 0.1.1</text:p>
          </draw:text-box>
        </draw:frame>
        <draw:frame draw:style-name="gr5" draw:layer="layout" svg:width="6.107cm" svg:height="0.962cm" draw:transform="rotate (0.785398163397448) translate (15.7cm 8.02cm)">
          <draw:text-box>
            <text:p>Tag Release 0.2.0</text:p>
          </draw:text-box>
        </draw:frame>
        <draw:frame draw:style-name="gr5" draw:layer="layout" svg:width="6.107cm" svg:height="0.962cm" draw:transform="rotate (0.785398163397448) translate (19.301cm 8.02cm)">
          <draw:text-box>
            <text:p>Tag Release 0.2.1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m Sutton</meta:initial-creator>
    <meta:creation-date>2012-01-26T02:55:14</meta:creation-date>
    <dc:date>2012-01-26T03:04:06</dc:date>
    <dc:creator>Tim Sutton</dc:creator>
    <meta:editing-duration>PT8M59S</meta:editing-duration>
    <meta:editing-cycles>1</meta:editing-cycles>
    <meta:document-statistic meta:object-count="10"/>
    <meta:generator>LibreOffice/3.4$Unix LibreOffice_project/340m1$Build-402</meta:generator>
  </office:meta>
</office:document-meta>
</file>